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me ./test/obj/00001_matrix_calc avx512f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2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2 (skylake.h-its.org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table:formula="of:=AVERAGE([.C4:.C13])" office:value-type="float" office:value="448.5" calcext:value-type="float">
            <text:p>448,5</text:p>
          </table:table-cell>
          <table:table-cell table:number-columns-repeated="2"/>
          <table:table-cell table:formula="of:=AVERAGE([.F4:.F13])" office:value-type="float" office:value="471.9" calcext:value-type="float">
            <text:p>471,9</text:p>
          </table:table-cell>
          <table:table-cell table:number-columns-repeated="2"/>
          <table:table-cell table:formula="of:=AVERAGE([.I4:.I13])" office:value-type="float" office:value="75.2" calcext:value-type="float">
            <text:p>75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table:formula="of:=1-[.C14]/[.F14]" office:value-type="percentage" office:value="0.0495867768595041" calcext:value-type="percentage">
            <text:p>4,96%</text:p>
          </table:table-cell>
          <table:table-cell table:number-columns-repeated="5"/>
          <table:table-cell table:style-name="ce2" table:formula="of:=1-[.I14]/[.C14]" office:value-type="percentage" office:value="0.832329988851728" calcext:value-type="percentage">
            <text:p>83,23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xp()</text:p>
          </table:table-cell>
          <table:table-cell office:value-type="string" calcext:value-type="string">
            <text:p>temp matrix computation</text:p>
          </table:table-cell>
          <table:table-cell office:value-type="string" calcext:value-type="string">
            <text:p>'core‘ step</text:p>
          </table:table-cell>
          <table:table-cell office:value-type="string" calcext:value-type="string">
            <text:p>Post-processing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er-Instruction benchmarks AVX 512</text:p>
          </table:table-cell>
          <table:covered-table-cell/>
          <table:table-cell/>
          <table:table-cell office:value-type="float" office:value="218" calcext:value-type="float">
            <text:p>218</text:p>
          </table:table-cell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Time after remove from code (in ms)</text:p>
          </table:table-cell>
          <table:table-cell office:value-type="string" calcext:value-type="string">
            <text:p>Difference</text:p>
          </table:table-cell>
          <table:table-cell office:value-type="float" office:value="217" calcext:value-type="float">
            <text:p>217</text:p>
          </table:table-cell>
          <table:table-cell office:value-type="float" office:value="422" calcext:value-type="float">
            <text:p>422</text:p>
          </table:table-cell>
          <table:table-cell office:value-type="float" office:value="391" calcext:value-type="float">
            <text:p>391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()</text:p>
          </table:table-cell>
          <table:table-cell table:formula="of:=[.E30]" office:value-type="float" office:value="219.5" calcext:value-type="float">
            <text:p>219,5</text:p>
          </table:table-cell>
          <table:table-cell table:style-name="ce2" table:formula="of:=1-[.C22]/[.$C$14]" office:value-type="percentage" office:value="0.510590858416945" calcext:value-type="percentage">
            <text:p>51,06%</text:p>
          </table:table-cell>
          <table:table-cell office:value-type="float" office:value="218" calcext:value-type="float">
            <text:p>218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 matrixe computation</text:p>
          </table:table-cell>
          <table:table-cell table:formula="of:=[.F30]" office:value-type="float" office:value="425.9" calcext:value-type="float">
            <text:p>425,9</text:p>
          </table:table-cell>
          <table:table-cell table:style-name="ce2" table:formula="of:=1-[.C23]/[.$C$14]" office:value-type="percentage" office:value="0.0503901895206243" calcext:value-type="percentage">
            <text:p>5,04%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core‘ computation (ALL ONE_STEPS)</text:p>
          </table:table-cell>
          <table:table-cell table:formula="of:=[.G30]" office:value-type="float" office:value="398.7" calcext:value-type="float">
            <text:p>398,7</text:p>
          </table:table-cell>
          <table:table-cell table:style-name="ce2" table:formula="of:=1-[.C24]/[.$C$14]" office:value-type="percentage" office:value="0.111036789297659" calcext:value-type="percentage">
            <text:p>11,10%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-processing</text:p>
          </table:table-cell>
          <table:table-cell table:formula="of:=[.H30]" office:value-type="float" office:value="285" calcext:value-type="float">
            <text:p>285</text:p>
          </table:table-cell>
          <table:table-cell table:style-name="ce2" table:formula="of:=1-[.C25]/[.$C$14]" office:value-type="percentage" office:value="0.364548494983278" calcext:value-type="percentage">
            <text:p>36,45%</text:p>
          </table:table-cell>
          <table:table-cell office:value-type="float" office:value="216" calcext:value-type="float">
            <text:p>216</text:p>
          </table:table-cell>
          <table:table-cell office:value-type="float" office:value="424" calcext:value-type="float">
            <text:p>424</text:p>
          </table:table-cell>
          <table:table-cell office:value-type="float" office:value="394" calcext:value-type="float">
            <text:p>39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float" office:value="216" calcext:value-type="float">
            <text:p>216</text:p>
          </table:table-cell>
          <table:table-cell office:value-type="float" office:value="458" calcext:value-type="float">
            <text:p>458</text:p>
          </table:table-cell>
          <table:table-cell office:value-type="float" office:value="394" calcext:value-type="float">
            <text:p>39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390" calcext:value-type="float">
            <text:p>390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float" office:value="216" calcext:value-type="float">
            <text:p>216</text:p>
          </table:table-cell>
          <table:table-cell office:value-type="float" office:value="423" calcext:value-type="float">
            <text:p>423</text:p>
          </table:table-cell>
          <table:table-cell office:value-type="float" office:value="391" calcext:value-type="float">
            <text:p>391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4"/>
          <table:table-cell table:formula="of:=AVERAGE([.E20:.E29])" office:value-type="float" office:value="219.5" calcext:value-type="float">
            <text:p>219,5</text:p>
          </table:table-cell>
          <table:table-cell table:formula="of:=AVERAGE([.F20:.F29])" office:value-type="float" office:value="425.9" calcext:value-type="float">
            <text:p>425,9</text:p>
          </table:table-cell>
          <table:table-cell table:formula="of:=AVERAGE([.G20:.G29])" office:value-type="float" office:value="398.7" calcext:value-type="float">
            <text:p>398,7</text:p>
          </table:table-cell>
          <table:table-cell table:formula="of:=AVERAGE([.H20:.H29])" office:value-type="float" office:value="285" calcext:value-type="float">
            <text:p>2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 style:data-style-name="N2" text:time-value="15:32:18.1719339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1:58:25.137502637</meta:creation-date>
    <dc:date>2017-07-19T16:21:45.154513736</dc:date>
    <meta:editing-duration>PT21M13S</meta:editing-duration>
    <meta:editing-cycles>3</meta:editing-cycles>
    <meta:generator>LibreOffice/5.1.6.2$Linux_X86_64 LibreOffice_project/10m0$Build-2</meta:generator>
    <meta:document-statistic meta:table-count="1" meta:cell-count="138" meta:object-count="0"/>
  </office:meta>
</office:document-meta>
</file>